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Hindi1" svg:font-family="'Lohit Hindi'"/>
    <style:font-face style:name="verdana" svg:font-family="verdana, 'ms song', Arial, Helvetica, 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93939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fo:line-height="150%" fo:text-indent="0cm" style:auto-text-indent="false" fo:padding="0cm" fo:border="none"/>
      <style:text-properties fo:color="#6466b3" style:text-underline-style="solid" style:text-underline-width="auto" style:text-underline-color="font-color" fo:background-color="#f5f5f5"/>
    </style:style>
    <style:style style:name="P3" style:family="paragraph" style:parent-style-name="Text_20_body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393939" fo:letter-spacing="normal" fo:background-color="#f5f5f5"/>
    </style:style>
    <style:style style:name="P4" style:family="paragraph" style:parent-style-name="Heading_20_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6466b3" style:text-line-through-style="none" style:font-name="verdana" fo:font-size="12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6466b3" style:text-line-through-style="none" fo:letter-spacing="normal" style:text-underline-style="none" style:text-blinking="false" style:font-name-asian="verdana" style:font-size-asian="12pt" style:font-style-asian="normal" style:font-weight-asian="bold"/>
    </style:style>
    <style:style style:name="T3" style:family="text">
      <style:text-properties style:font-name="Courier New" fo:font-size="9pt"/>
    </style:style>
    <style:style style:name="T4" style:family="text">
      <style:text-properties fo:color="#000000" style:font-name-asian="Courier New" style:font-size-asian="9pt" style:font-style-asian="normal" style:font-weight-asian="normal"/>
    </style:style>
    <style:style style:name="T5" style:family="text">
      <style:text-properties fo:color="#000000" style:font-name="Courier New" fo:font-size="9pt" fo:font-style="normal" fo:font-weight="normal"/>
    </style:style>
    <style:style style:name="T6" style:family="text">
      <style:text-properties fo:color="#800080" style:font-name="Courier New" fo:font-size="9pt" fo:font-style="normal" fo:font-weight="normal"/>
    </style:style>
    <style:style style:name="T7" style:family="text">
      <style:text-properties fo:color="#800000" style:font-name="Courier New" fo:font-size="9pt" fo:font-style="normal" fo:font-weight="normal"/>
    </style:style>
    <style:style style:name="T8" style:family="text">
      <style:text-properties fo:color="#0000ff" style:font-name="Courier New" fo:font-size="9pt" fo:font-style="normal" fo:font-weight="normal"/>
    </style:style>
    <style:style style:name="fr1" style:family="graphic" style:parent-style-name="Frame">
      <style:graphic-properties fo:margin-left="0cm" fo:margin-right="0cm" fo:margin-top="0cm" fo:margin-bottom="0.397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文件操作基地</text:p>
      <text:p text:style-name="Standard"/>
      <text:p text:style-name="P2"><draw:a xlink:type="simple" xlink:href="javascript:void(0);"><draw:frame draw:style-name="fr2" draw:name="图形1" text:anchor-type="as-char" svg:width="2.05cm" svg:height="1.051cm" draw:z-index="1"><draw:image xlink:href="http://common.cnblogs.com/images/copycode.gif" xlink:type="simple" xlink:show="embed" xlink:actuate="onLoad"/></draw:frame></draw:a></text:p>
      <text:section text:style-name="Sect1" text:name="cnblogs_post_body">
        <text:p text:style-name="P3"><text:span text:style-name="T4">文件</text:span><text:span text:style-name="T5"><text:line-break/></text:span><text:span text:style-name="T4">文件的基本概念</text:span><text:span text:style-name="T5"><text:line-break/></text:span><text:span text:style-name="T4">　　所谓“文件”是指一组相关数据的有序集合。 这个数据集有一个名称，叫做文件名。 实际上在前面的各章中我们已经多次使用了文件，例如源程序文件、目标文件、可执行文件、库文件 </text:span><text:span text:style-name="T5">(</text:span><text:span text:style-name="T4">头文件</text:span><text:span text:style-name="T5">)</text:span><text:span text:style-name="T4">等。文件通常是驻留在外部介质</text:span><text:span text:style-name="T5">(</text:span><text:span text:style-name="T4">如磁盘等</text:span><text:span text:style-name="T5">)</text:span><text:span text:style-name="T4">上的， 在使用时才调入内存中来。从不同的角度可对文件作不同的分类。从用户的角度看，文件可分为普通文件和设备文件两种。</text:span><text:span text:style-name="T5"><text:line-break/><text:line-break/></text:span><text:span text:style-name="T4">　　普通文件是指驻留在磁盘或其它外部介质上的一个有序数据集，可以是源文件、目标文件、可执行程序； 也可以是一组待输入处理的原始数据，或者是一组输出的结果。对于源文件、目标文件、可执行程序可以称作程序文件，对输入输出数据可称作数据文件。</text:span><text:span text:style-name="T5"><text:line-break/><text:line-break/></text:span><text:span text:style-name="T4">　　设备文件是指与主机相联的各种外部设备，如显示器、打印机、键盘等。在操作系统中，把外部设备也看作是一个文件来进行管理，把它们的输入、输出等同于对磁盘文件的读和写。通常把显示器定义为标准输出文件， 一般情况下在屏幕上显示有关信息就是向标准输出文件输出。如前面经常使用的</text:span><text:span text:style-name="T5">printf,putchar </text:span><text:span text:style-name="T4">函数就是这类输出。键盘通常被指定标准的输入文件， 从键盘上输入就意味着从标准输入文件上输入数据。</text:span><text:span text:style-name="T5">scanf,getchar</text:span><text:span text:style-name="T4">函数就属于这类输入。 </text:span><text:span text:style-name="T5"><text:line-break/><text:line-break/></text:span><text:span text:style-name="T4">　　从文件编码的方式来看，文件可分为</text:span><text:span text:style-name="T5">ASCII</text:span><text:span text:style-name="T4">码文件和二进制码文件两种。</text:span><text:span text:style-name="T5"><text:line-break/><text:line-break/></text:span><text:span text:style-name="T4">　　</text:span><text:span text:style-name="T5">ASCII</text:span><text:span text:style-name="T4">文件也称为文本文件，这种文件在磁盘中存放时每个字符对应一个字节，用于存放对应的</text:span><text:span text:style-name="T5">ASCII</text:span><text:span text:style-name="T4">码。例如，数</text:span><text:span text:style-name="T5">5678</text:span><text:span text:style-name="T4">的存储形式为：</text:span><text:span text:style-name="T5"><text:line-break/>ASC</text:span><text:span text:style-name="T4">码： 　</text:span><text:span text:style-name="T6">00110101</text:span><text:span text:style-name="T5"> </text:span><text:span text:style-name="T6">00110110</text:span><text:span text:style-name="T5"> </text:span><text:span text:style-name="T6">00110111</text:span><text:span text:style-name="T5"> </text:span><text:span text:style-name="T6">00111000</text:span><text:span text:style-name="T5"><text:line-break/></text:span><text:span text:style-name="T4">　　　　　↓ 　　　　↓　　　　↓ 　　　↓</text:span><text:span text:style-name="T5"><text:line-break/></text:span><text:span text:style-name="T4">十进制码： </text:span><text:span text:style-name="T6">5</text:span><text:span text:style-name="T4">　　　　　</text:span><text:span text:style-name="T6">6</text:span><text:span text:style-name="T4">　　　　</text:span><text:span text:style-name="T6">7</text:span><text:span text:style-name="T4">　　　　</text:span><text:span text:style-name="T6">8</text:span><text:span text:style-name="T5"> </text:span><text:span text:style-name="T4">共占用</text:span><text:span text:style-name="T5">4</text:span><text:span text:style-name="T4">个字节。</text:span><text:span text:style-name="T5">ASCII</text:span><text:span text:style-name="T4">码文件可在屏幕上按字符显示， 例如源程序文件就是</text:span><text:span text:style-name="T5">ASCII</text:span><text:span text:style-name="T4">文件，用</text:span><text:span text:style-name="T5">DOS</text:span><text:span text:style-name="T4">命令</text:span><text:span text:style-name="T5">TYPE</text:span><text:span text:style-name="T4">可显示文件的内容。 由于是按字符显示，因此能读懂文件内容。</text:span><text:span text:style-name="T5"><text:line-break/><text:line-break/></text:span><text:span text:style-name="T4">　　二进制文件是按二进制的编码方式来存放文件的。 例如， 数</text:span><text:span text:style-name="T5">5678</text:span><text:span text:style-name="T4">的存储形式为： </text:span><text:span text:style-name="T6">00010110</text:span><text:span text:style-name="T5"> 00101110</text:span><text:span text:style-name="T4">只占二个字节。二进制文件虽然也可在屏幕上显示， 但其内容无法读懂。</text:span><text:span text:style-name="T5">C</text:span><text:span text:style-name="T4">系统在处理这些文件时，并不区分类型，都看成是字符流，按字节进行处理。 输入输出字符流的开始和结束只由程序控制而不受物理符号</text:span><text:span text:style-name="T5">(</text:span><text:span text:style-name="T4">如回车符</text:span><text:span text:style-name="T5">)</text:span><text:span text:style-name="T4">的控制。 因此也把这种文件称作“流式文件”。</text:span><text:span text:style-name="T5"><text:line-break/><text:line-break/></text:span><text:span text:style-name="T4">　　本章讨论流式文件的打开、关闭、读、写、 定位等各种操作。文件指针在Ｃ语言中用一个指针变量指向一个文件， 这个指针称为文件指针。通过文件指针就可对它所指的文件进行各种操作。定义说明文件指针的一般形式为： </text:span><text:span text:style-name="T5">FILE* </text:span><text:span text:style-name="T4">指针变量标识符； 其中</text:span><text:span text:style-name="T5">FILE</text:span><text:span text:style-name="T4">应为大写，它实际上是由系统定义的一个结构，该结构中含有文件名、文件状态和文件当前位置等信息。 在编写源程序时不必关心</text:span><text:span text:style-name="T5">FILE</text:span><text:span text:style-name="T4">结构的细节。例如：</text:span><text:span text:style-name="T5">FILE *fp</text:span><text:span text:style-name="T4">； 表示</text:span><text:span text:style-name="T5">fp</text:span><text:span text:style-name="T4">是指向</text:span><text:span text:style-name="T5">FILE</text:span><text:span text:style-name="T4">结构的指针变量，通过</text:span><text:span text:style-name="T5">fp </text:span><text:span text:style-name="T4">即可找存放某个文件信息的结构变量，然后按结构变量提供的信息找到该文件， 实施对文件的操作。习惯上也笼统地把</text:span><text:span text:style-name="T5">fp</text:span><text:span text:style-name="T4">称为指向一个文件的指针。文件的打开与关闭文件在进行读写操作之前要先打开，使用完毕要关闭。 所谓打开文件，实际上是建立文件的各种有关信息，并使文件指针指向该文件，以便进行其它操作。关闭文件则断开指针与文件之间的联系，也就禁止再对该文件进行操作。</text:span><text:span text:style-name="T5"><text:line-break/><text:line-break/></text:span><text:span text:style-name="T4">　　在Ｃ语言中，文件操作都是由库函数来完成的。 在本章内将介绍主要的文件操作函数。</text:span><text:span text:style-name="T5"><text:line-break/><text:line-break/></text:span><text:span text:style-name="T4">文件打开函数ｆｏｐｅｎ</text:span><text:span text:style-name="T5"><text:line-break/><text:line-break/></text:span><text:soft-page-break/><text:span text:style-name="T4">　　</text:span><text:span text:style-name="T5">fopen</text:span><text:span text:style-name="T4">函数用来打开一个文件，其调用的一般形式为：文件指针名</text:span><text:span text:style-name="T5">=fopen(</text:span><text:span text:style-name="T4">文件名，使用文件方式</text:span><text:span text:style-name="T5">) </text:span><text:span text:style-name="T4">其中，“文件指针名”必须是被说明为</text:span><text:span text:style-name="T5">FILE </text:span><text:span text:style-name="T4">类型的指针变量，“文件名”是被打开文件的文件名。 “使用文件方式”是指文件的类型和操作要求。“文件名”是字符串常量或字符串数组。例如： </text:span><text:span text:style-name="T5"><text:line-break/>FILE *fp</text:span><text:span text:style-name="T4">；</text:span><text:span text:style-name="T5"><text:line-break/>fp=(</text:span><text:span text:style-name="T7">"file a"</text:span><text:span text:style-name="T5">,</text:span><text:span text:style-name="T7">"r"</text:span><text:span text:style-name="T5">);<text:line-break/></text:span><text:span text:style-name="T4">其意义是在当前目录下打开文件</text:span><text:span text:style-name="T5">file a</text:span><text:span text:style-name="T4">，只允许进行“读”操作，并使</text:span><text:span text:style-name="T5">fp</text:span><text:span text:style-name="T4">指向该文件。</text:span><text:span text:style-name="T5"><text:line-break/></text:span><text:span text:style-name="T4">又如：</text:span><text:span text:style-name="T5"><text:line-break/>FILE *fphzk<text:line-break/>fphzk=(</text:span><text:span text:style-name="T7">"c:\\hzk16',"</text:span><text:span text:style-name="T5">rb</text:span><text:span text:style-name="T7">")<text:line-break/></text:span><text:span text:style-name="T4">其意义是打开</text:span><text:span text:style-name="T5">C</text:span><text:span text:style-name="T4">驱动器磁盘的根目录下的文件</text:span><text:span text:style-name="T5">hzk16</text:span><text:span text:style-name="T4">， 这是一个二进制文件，只允许按二进制方式进行读操作。两个反斜线“</text:span><text:span text:style-name="T5">\\ ”</text:span><text:span text:style-name="T4">中的第一个表示转义字符，第二个表示根目录。使用文件的方式共有</text:span><text:span text:style-name="T5">12</text:span><text:span text:style-name="T4">种，下面给出了它们的符号和意义。 </text:span><text:span text:style-name="T5"><text:line-break/></text:span><text:span text:style-name="T4">文件使用方式 　　　　　　　意 义</text:span><text:span text:style-name="T5"><text:line-break/>“rt”</text:span><text:span text:style-name="T4">　　　　　　只读打开一个文本文件，只允许读数据 </text:span><text:span text:style-name="T5"><text:line-break/>“wt”</text:span><text:span text:style-name="T4">　　　　　　只写打开或建立一个文本文件，只允许写数据</text:span><text:span text:style-name="T5"><text:line-break/>“at”</text:span><text:span text:style-name="T4">　　　　　　追加打开一个文本文件，并在文件末尾写数据</text:span><text:span text:style-name="T5"><text:line-break/>“rb”</text:span><text:span text:style-name="T4">　　　　　　只读打开一个二进制文件，只允许读数据</text:span><text:span text:style-name="T5"><text:line-break/>“wb”</text:span><text:span text:style-name="T4">　　　　 　 只写打开或建立一个二进制文件，只允许写数据</text:span><text:span text:style-name="T5"><text:line-break/>“ab” </text:span><text:span text:style-name="T4">　　　　 　追加打开一个二进制文件，并在文件末尾写数据</text:span><text:span text:style-name="T5"><text:line-break/>“rt+”</text:span><text:span text:style-name="T4">　　　　　 读写打开一个文本文件，允许读和写</text:span><text:span text:style-name="T5"><text:line-break/>“wt+”</text:span><text:span text:style-name="T4">　　　　　 读写打开或建立一个文本文件，允许读写</text:span><text:span text:style-name="T5"><text:line-break/>“at+”</text:span><text:span text:style-name="T4">　　　　　 读写打开一个文本文件，允许读，或在文件末追加数 据</text:span><text:span text:style-name="T5"><text:line-break/>“rb+”</text:span><text:span text:style-name="T4">　　　　　 读写打开一个二进制文件，允许读和写 </text:span><text:span text:style-name="T5"><text:line-break/>“wb+”</text:span><text:span text:style-name="T4">　　　　　 读写打开或建立一个二进制文件，允许读和写</text:span><text:span text:style-name="T5"><text:line-break/>“ab+” </text:span><text:span text:style-name="T4">　　　　　读写打开一个二进制文件，允许读，或在文件末追加数据</text:span><text:span text:style-name="T5"><text:line-break/><text:line-break/></text:span><text:span text:style-name="T4">对于文件使用方式有以下几点说明：</text:span><text:span text:style-name="T5"><text:line-break/></text:span><text:span text:style-name="T6">1</text:span><text:span text:style-name="T5">. </text:span><text:span text:style-name="T4">文件使用方式由</text:span><text:span text:style-name="T5">r,w,a,t,b</text:span><text:span text:style-name="T4">，</text:span><text:span text:style-name="T5">+</text:span><text:span text:style-name="T4">六个字符拼成，各字符的含义是：</text:span><text:span text:style-name="T5"><text:line-break/>r(read): </text:span><text:span text:style-name="T4">读</text:span><text:span text:style-name="T5"><text:line-break/>w(write): </text:span><text:span text:style-name="T4">写</text:span><text:span text:style-name="T5"><text:line-break/>a(append): </text:span><text:span text:style-name="T4">追加</text:span><text:span text:style-name="T5"><text:line-break/>t(text): </text:span><text:span text:style-name="T4">文本文件，可省略不写</text:span><text:span text:style-name="T5"><text:line-break/>b(banary): </text:span><text:span text:style-name="T4">二进制文件</text:span><text:span text:style-name="T5"><text:line-break/>+: </text:span><text:span text:style-name="T4">读和写</text:span><text:span text:style-name="T5"><text:line-break/><text:line-break/></text:span><text:span text:style-name="T6">2</text:span><text:span text:style-name="T5">. </text:span><text:span text:style-name="T4">凡用“</text:span><text:span text:style-name="T5">r”</text:span><text:span text:style-name="T4">打开一个文件时，该文件必须已经存在， 且只能从该文件读出。</text:span><text:span text:style-name="T5"><text:line-break/><text:line-break/></text:span><text:span text:style-name="T6">3</text:span><text:span text:style-name="T5">. </text:span><text:span text:style-name="T4">用“</text:span><text:span text:style-name="T5">w”</text:span><text:span text:style-name="T4">打开的文件只能向该文件写入。 若打开的文件不存在，则以指定的文件名建立该文件，若打开的文件已经存在，则将该文件删去，重建一个新文件。</text:span><text:span text:style-name="T5"><text:line-break/><text:line-break/></text:span><text:span text:style-name="T6">4</text:span><text:span text:style-name="T5">. </text:span><text:span text:style-name="T4">若要向一个已存在的文件追加新的信息，只能用“</text:span><text:span text:style-name="T5">a ”</text:span><text:span text:style-name="T4">方式打开文件。但此时该文件必须是存在的，否则将会出错。</text:span><text:span text:style-name="T5"><text:line-break/><text:line-break/></text:span><text:span text:style-name="T6">5</text:span><text:span text:style-name="T5">. </text:span><text:span text:style-name="T4">在打开一个文件时，如果出错，</text:span><text:span text:style-name="T5">fopen</text:span><text:span text:style-name="T4">将返回一个空指针值</text:span><text:span text:style-name="T5">NULL</text:span><text:span text:style-name="T4">。在程序中可以用这一信息来判别是否完成打开文件的工作，并作相应的处理。因此常用以下程序段打开文件：</text:span><text:span text:style-name="T5"><text:line-break/></text:span><text:span text:style-name="T8">if</text:span><text:span text:style-name="T5">((fp=fopen(</text:span><text:span text:style-name="T7">"c:\\hzk16"</text:span><text:span text:style-name="T5">,</text:span><text:span text:style-name="T7">"rb"</text:span><text:span text:style-name="T5">)==NULL)<text:line-break/>{<text:line-break/>printf(</text:span><text:span text:style-name="T7">"\nerror on open c:\\hzk16 file!"</text:span><text:span text:style-name="T5">);<text:line-break/>getch();<text:line-break/></text:span><text:soft-page-break/><text:span text:style-name="T5">exit(</text:span><text:span text:style-name="T6">1</text:span><text:span text:style-name="T5">);<text:line-break/>}<text:line-break/></text:span><text:span text:style-name="T4">　　这段程序的意义是，如果返回的指针为空，表示不能打开</text:span><text:span text:style-name="T5">C</text:span><text:span text:style-name="T4">盘根目录下的</text:span><text:span text:style-name="T5">hzk16</text:span><text:span text:style-name="T4">文件，则给出提示信息“</text:span><text:span text:style-name="T5">error on open c:\ hzk16file!”</text:span><text:span text:style-name="T4">，下一行</text:span><text:span text:style-name="T5">getch()</text:span><text:span text:style-name="T4">的功能是从键盘输入一个字符，但不在屏幕上显示。在这里，该行的作用是等待，只有当用户从键盘敲任一键时，程序才继续执行， 因此用户可利用这个等待时间阅读出错提示。敲键后执行</text:span><text:span text:style-name="T5">exit(</text:span><text:span text:style-name="T6">1</text:span><text:span text:style-name="T5">)</text:span><text:span text:style-name="T4">退出程序。</text:span><text:span text:style-name="T5"><text:line-break/><text:line-break/></text:span><text:span text:style-name="T6">6</text:span><text:span text:style-name="T5">. </text:span><text:span text:style-name="T4">把一个文本文件读入内存时，要将</text:span><text:span text:style-name="T5">ASCII</text:span><text:span text:style-name="T4">码转换成二进制码， 而把文件以文本方式写入磁盘时，也要把二进制码转换成</text:span><text:span text:style-name="T5">ASCII</text:span><text:span text:style-name="T4">码，因此文本文件的读写要花费较多的转换时间。对二进制文件的读写不存在这种转换。</text:span><text:span text:style-name="T5"><text:line-break/><text:line-break/></text:span><text:span text:style-name="T6">7</text:span><text:span text:style-name="T5">. </text:span><text:span text:style-name="T4">标准输入文件</text:span><text:span text:style-name="T5">(</text:span><text:span text:style-name="T4">键盘</text:span><text:span text:style-name="T5">)</text:span><text:span text:style-name="T4">，标准输出文件</text:span><text:span text:style-name="T5">(</text:span><text:span text:style-name="T4">显示器 </text:span><text:span text:style-name="T5">)</text:span><text:span text:style-name="T4">，标准出错输出</text:span><text:span text:style-name="T5">(</text:span><text:span text:style-name="T4">出错信息</text:span><text:span text:style-name="T5">)</text:span><text:span text:style-name="T4">是由系统打开的，可直接使用。文件关闭函数ｆｃｌｏｓｅ文件一旦使用完毕，应用关闭文件函数把文件关闭， 以避免文件的数据丢失等错误。</text:span><text:span text:style-name="T5"><text:line-break/><text:line-break/>fclose</text:span><text:span text:style-name="T4">函数</text:span><text:span text:style-name="T5"><text:line-break/><text:line-break/></text:span><text:span text:style-name="T4">调用的一般形式是： </text:span><text:span text:style-name="T5">fclose(</text:span><text:span text:style-name="T4">文件指针</text:span><text:span text:style-name="T5">)</text:span><text:span text:style-name="T4">； 例如：</text:span><text:span text:style-name="T5"><text:line-break/>fclose(fp); </text:span><text:span text:style-name="T4">正常完成关闭文件操作时，</text:span><text:span text:style-name="T5">fclose</text:span><text:span text:style-name="T4">函数返回值为</text:span><text:span text:style-name="T5">0</text:span><text:span text:style-name="T4">。如返回非零值则表示有错误发生。文件的读写对文件的读和写是最常用的文件操作。 </text:span><text:span text:style-name="T5"><text:line-break/><text:line-break/></text:span><text:span text:style-name="T4">在Ｃ语言中提供了多种文件读写的函数： </text:span><text:span text:style-name="T5"><text:line-break/>·</text:span><text:span text:style-name="T4">字符读写函数 ：</text:span><text:span text:style-name="T5">fgetc</text:span><text:span text:style-name="T4">和</text:span><text:span text:style-name="T5">fputc<text:line-break/>·</text:span><text:span text:style-name="T4">字符串读写函数：</text:span><text:span text:style-name="T5">fgets</text:span><text:span text:style-name="T4">和</text:span><text:span text:style-name="T5">fputs<text:line-break/>·</text:span><text:span text:style-name="T4">数据块读写函数：</text:span><text:span text:style-name="T5">freed</text:span><text:span text:style-name="T4">和</text:span><text:span text:style-name="T5">fwrite<text:line-break/>·</text:span><text:span text:style-name="T4">格式化读写函数：</text:span><text:span text:style-name="T5">fscanf</text:span><text:span text:style-name="T4">和</text:span><text:span text:style-name="T5">fprinf<text:line-break/><text:line-break/></text:span><text:span text:style-name="T4">　　下面分别予以介绍。使用以上函数都要求包含头文件</text:span><text:span text:style-name="T5">stdio.h</text:span><text:span text:style-name="T4">。字符读写函数ｆｇｅｔｃ和ｆｐｕｔｃ字符读写函数是以字符</text:span><text:span text:style-name="T5">(</text:span><text:span text:style-name="T4">字节</text:span><text:span text:style-name="T5">)</text:span><text:span text:style-name="T4">为单位的读写函数。 每次可从文件读出或向文件写入一个字符。</text:span><text:span text:style-name="T5"><text:line-break/><text:line-break/></text:span><text:span text:style-name="T4">一、读字符函数</text:span><text:span text:style-name="T5">fgetc<text:line-break/><text:line-break/></text:span><text:span text:style-name="T4">　　</text:span><text:span text:style-name="T5">fgetc</text:span><text:span text:style-name="T4">函数的功能是从指定的文件中读一个字符，函数调用的形式为：字符变量</text:span><text:span text:style-name="T5">=fgetc(</text:span><text:span text:style-name="T4">文件指针</text:span><text:span text:style-name="T5">)</text:span><text:span text:style-name="T4">； 例如：</text:span><text:span text:style-name="T5">ch=fgetc(fp);</text:span><text:span text:style-name="T4">其意义是从打开的文件</text:span><text:span text:style-name="T5">fp</text:span><text:span text:style-name="T4">中读取一个字符并送入</text:span><text:span text:style-name="T5">ch</text:span><text:span text:style-name="T4">中。</text:span><text:span text:style-name="T5"><text:line-break/><text:line-break/></text:span><text:span text:style-name="T4">　　对于</text:span><text:span text:style-name="T5">fgetc</text:span><text:span text:style-name="T4">函数的使用有以下几点说明：</text:span><text:span text:style-name="T5"><text:line-break/></text:span><text:span text:style-name="T6">1</text:span><text:span text:style-name="T5">. </text:span><text:span text:style-name="T4">在</text:span><text:span text:style-name="T5">fgetc</text:span><text:span text:style-name="T4">函数调用中，读取的文件必须是以读或读写方式打开的。</text:span><text:span text:style-name="T5"><text:line-break/><text:line-break/></text:span><text:span text:style-name="T6">2</text:span><text:span text:style-name="T5">. </text:span><text:span text:style-name="T4">读取字符的结果也可以不向字符变量赋值，例如：</text:span><text:span text:style-name="T5">fgetc(fp);</text:span><text:span text:style-name="T4">但是读出的字符不能保存。</text:span><text:span text:style-name="T5"><text:line-break/><text:line-break/></text:span><text:span text:style-name="T6">3</text:span><text:span text:style-name="T5">. </text:span><text:span text:style-name="T4">在文件内部有一个位置指针。用来指向文件的当前读写字节。在文件打开时，该指针总是指向文件的第一个字节。使用</text:span><text:span text:style-name="T5">fgetc </text:span><text:span text:style-name="T4">函数后， 该位置指针将向后移动一个字节。 因此可连续多次使用</text:span><text:span text:style-name="T5">fgetc</text:span><text:span text:style-name="T4">函数，读取多个字符。 应注意文件指针和文件内部的位置指针不是一回事。文件指针是指向整个文件的，须在程序中定义说明，只要不重新赋值，文件指针的值是不变的。文件内部的位置指针用以指示文件内部的当前读写位置，每读写一次，该指针均向后移动，它不需在程序中定义说明，而是由系统自动设置的。</text:span><text:span text:style-name="T5"><text:line-break/><text:line-break/>[</text:span><text:span text:style-name="T4">例</text:span><text:span text:style-name="T5">10.</text:span><text:span text:style-name="T6">1</text:span><text:span text:style-name="T5">]</text:span><text:span text:style-name="T4">读入文件</text:span><text:span text:style-name="T5">e10-</text:span><text:span text:style-name="T6">1</text:span><text:span text:style-name="T5">.c</text:span><text:span text:style-name="T4">，在屏幕上输出。</text:span><text:span text:style-name="T5"><text:line-break/>#include&lt;stdio.h&gt;<text:line-break/>main()<text:line-break/></text:span><text:soft-page-break/><text:span text:style-name="T5">{<text:line-break/>FILE *fp;<text:line-break/></text:span><text:span text:style-name="T8">char</text:span><text:span text:style-name="T5"> ch;<text:line-break/></text:span><text:span text:style-name="T8">if</text:span><text:span text:style-name="T5">((fp=fopen(</text:span><text:span text:style-name="T7">"e10_1.c"</text:span><text:span text:style-name="T5">,</text:span><text:span text:style-name="T7">"rt"</text:span><text:span text:style-name="T5">))==NULL)<text:line-break/>{<text:line-break/>printf(</text:span><text:span text:style-name="T7">"Cannot open file strike any key exit!"</text:span><text:span text:style-name="T5">);<text:line-break/>getch();<text:line-break/>exit(</text:span><text:span text:style-name="T6">1</text:span><text:span text:style-name="T5">);<text:line-break/>}<text:line-break/>ch=fgetc(fp);<text:line-break/></text:span><text:span text:style-name="T8">while</text:span><text:span text:style-name="T5"> (ch!=EOF)<text:line-break/>{<text:line-break/>putchar(ch);<text:line-break/>ch=fgetc(fp);<text:line-break/>}<text:line-break/>fclose(fp);<text:line-break/>}<text:line-break/></text:span><text:span text:style-name="T4">　　本例程序的功能是从文件中逐个读取字符，在屏幕上显示。 程序定义了文件指针</text:span><text:span text:style-name="T5">fp,</text:span><text:span text:style-name="T4">以读文本文件方式打开文件“</text:span><text:span text:style-name="T5">e10_1.c”</text:span><text:span text:style-name="T4">， 并使</text:span><text:span text:style-name="T5">fp</text:span><text:span text:style-name="T4">指向该文件。如打开文件出错， 给出提示并退出程序。程序第</text:span><text:span text:style-name="T5">12</text:span><text:span text:style-name="T4">行先读出一个字符，然后进入循环，只要读出的字符不是文件结束标志</text:span><text:span text:style-name="T5">(</text:span><text:span text:style-name="T4">每个文件末有一结束标志</text:span><text:span text:style-name="T5">EOF)</text:span><text:span text:style-name="T4">就把该字符显示在屏幕上，再读入下一字符。每读一次，文件内部的位置指针向后移动一个字符，文件结束时，该指针指向</text:span><text:span text:style-name="T5">EOF</text:span><text:span text:style-name="T4">。执行本程序将显示整个文件。</text:span><text:span text:style-name="T5"><text:line-break/><text:line-break/></text:span><text:span text:style-name="T4">二、写字符函数</text:span><text:span text:style-name="T5">fputc<text:line-break/><text:line-break/></text:span><text:span text:style-name="T4">　　</text:span><text:span text:style-name="T5">fputc</text:span><text:span text:style-name="T4">函数的功能是把一个字符写入指定的文件中，函数调用的形式为： </text:span><text:span text:style-name="T5">fputc(</text:span><text:span text:style-name="T4">字符量，文件指针</text:span><text:span text:style-name="T5">)</text:span><text:span text:style-name="T4">； 其中，待写入的字符量可以是字符常量或变量，例如：</text:span><text:span text:style-name="T5">fputc(</text:span><text:span text:style-name="T7">'a'</text:span><text:span text:style-name="T5">,fp);</text:span><text:span text:style-name="T4">其意义是把字符</text:span><text:span text:style-name="T5">a</text:span><text:span text:style-name="T4">写入</text:span><text:span text:style-name="T5">fp</text:span><text:span text:style-name="T4">所指向的文件中。</text:span><text:span text:style-name="T5"><text:line-break/><text:line-break/></text:span><text:span text:style-name="T4">　　对于</text:span><text:span text:style-name="T5">fputc</text:span><text:span text:style-name="T4">函数的使用也要说明几点：</text:span><text:span text:style-name="T5"><text:line-break/></text:span><text:span text:style-name="T6">1</text:span><text:span text:style-name="T5">. </text:span><text:span text:style-name="T4">被写入的文件可以用、写、读写，追加方式打开，用写或读写方式打开一个已存在的文件时将清除原有的文件内容，写入字符从文件首开始。如需保留原有文件内容，希望写入的字符以文件末开始存放，必须以追加方式打开文件。被写入的文件若不存在，则创建该文件。</text:span><text:span text:style-name="T5"><text:line-break/><text:line-break/></text:span><text:span text:style-name="T6">2</text:span><text:span text:style-name="T5">. </text:span><text:span text:style-name="T4">每写入一个字符，文件内部位置指针向后移动一个字节。</text:span><text:span text:style-name="T5"><text:line-break/><text:line-break/></text:span><text:span text:style-name="T6">3</text:span><text:span text:style-name="T5">. fputc</text:span><text:span text:style-name="T4">函数有一个返回值，如写入成功则返回写入的字符， 否则返回一个</text:span><text:span text:style-name="T5">EOF</text:span><text:span text:style-name="T4">。可用此来判断写入是否成功。</text:span><text:span text:style-name="T5"><text:line-break/><text:line-break/>[</text:span><text:span text:style-name="T4">例</text:span><text:span text:style-name="T5">10.</text:span><text:span text:style-name="T6">2</text:span><text:span text:style-name="T5">]</text:span><text:span text:style-name="T4">从键盘输入一行字符，写入一个文件， 再把该文件内容读出显示在屏幕上。</text:span><text:span text:style-name="T5"><text:line-break/>#include&lt;stdio.h&gt;<text:line-break/>main()<text:line-break/>{<text:line-break/>FILE *fp;<text:line-break/></text:span><text:span text:style-name="T8">char</text:span><text:span text:style-name="T5"> ch;<text:line-break/></text:span><text:span text:style-name="T8">if</text:span><text:span text:style-name="T5">((fp=fopen(</text:span><text:span text:style-name="T7">"string"</text:span><text:span text:style-name="T5">,</text:span><text:span text:style-name="T7">"wt+"</text:span><text:span text:style-name="T5">))==NULL)<text:line-break/>{<text:line-break/>printf(</text:span><text:span text:style-name="T7">"Cannot open file strike any key exit!"</text:span><text:span text:style-name="T5">);<text:line-break/>getch();<text:line-break/>exit(</text:span><text:span text:style-name="T6">1</text:span><text:span text:style-name="T5">);<text:line-break/></text:span><text:soft-page-break/><text:span text:style-name="T5">}<text:line-break/>printf(</text:span><text:span text:style-name="T7">"input a string:\n"</text:span><text:span text:style-name="T5">);<text:line-break/>ch=getchar();<text:line-break/></text:span><text:span text:style-name="T8">while</text:span><text:span text:style-name="T5"> (ch!=</text:span><text:span text:style-name="T7">'\n'</text:span><text:span text:style-name="T5">)<text:line-break/>{<text:line-break/>fputc(ch,fp);<text:line-break/>ch=getchar();<text:line-break/>}<text:line-break/>rewind(fp);<text:line-break/>ch=fgetc(fp);<text:line-break/></text:span><text:span text:style-name="T8">while</text:span><text:span text:style-name="T5">(ch!=EOF)<text:line-break/>{<text:line-break/>putchar(ch);<text:line-break/>ch=fgetc(fp);<text:line-break/>}<text:line-break/>printf(</text:span><text:span text:style-name="T7">"\n"</text:span><text:span text:style-name="T5">);<text:line-break/>fclose(fp);<text:line-break/>}<text:line-break/></text:span><text:span text:style-name="T4">　　程序中第</text:span><text:span text:style-name="T5">6</text:span><text:span text:style-name="T4">行以读写文本文件方式打开文件</text:span><text:span text:style-name="T5">string</text:span><text:span text:style-name="T4">。程序第</text:span><text:span text:style-name="T5">13</text:span><text:span text:style-name="T4">行从键盘读入一个字符后进入循环，当读入字符不为回车符时，则把该字符写入文件之中，然后继续从键盘读入下一字符。 每输入一个字符，文件内部位置指针向后移动一个字节。写入完毕， 该指针已指向文件末。如要把文件从头读出，须把指针移向文件头，程序第</text:span><text:span text:style-name="T5">19</text:span><text:span text:style-name="T4">行</text:span><text:span text:style-name="T5">rewind</text:span><text:span text:style-name="T4">函数用于把</text:span><text:span text:style-name="T5">fp</text:span><text:span text:style-name="T4">所指文件的内部位置指针移到文件头。 第</text:span><text:span text:style-name="T5">20</text:span><text:span text:style-name="T4">至</text:span><text:span text:style-name="T5">25</text:span><text:span text:style-name="T4">行用于读出文件中的一行内容。</text:span><text:span text:style-name="T5"><text:line-break/><text:line-break/>[</text:span><text:span text:style-name="T4">例</text:span><text:span text:style-name="T5">10.</text:span><text:span text:style-name="T6">3</text:span><text:span text:style-name="T5">]</text:span><text:span text:style-name="T4">把命令行参数中的前一个文件名标识的文件， 复制到后一个文件名标识的文件中， 如命令行中只有一个文件名则把该文件写到标准输出文件</text:span><text:span text:style-name="T5">(</text:span><text:span text:style-name="T4">显示器</text:span><text:span text:style-name="T5">)</text:span><text:span text:style-name="T4">中。</text:span><text:span text:style-name="T5"><text:line-break/>#include&lt;stdio.h&gt;<text:line-break/>main(</text:span><text:span text:style-name="T8">int</text:span><text:span text:style-name="T5"> argc,</text:span><text:span text:style-name="T8">char</text:span><text:span text:style-name="T5"> *argv[])<text:line-break/>{<text:line-break/>FILE *fp1,*fp2;<text:line-break/></text:span><text:span text:style-name="T8">char</text:span><text:span text:style-name="T5"> ch;<text:line-break/></text:span><text:span text:style-name="T8">if</text:span><text:span text:style-name="T5">(argc==</text:span><text:span text:style-name="T6">1</text:span><text:span text:style-name="T5">)<text:line-break/>{<text:line-break/>printf(</text:span><text:span text:style-name="T7">"have not enter file name strike any key exit"</text:span><text:span text:style-name="T5">);<text:line-break/>getch();<text:line-break/>exit(</text:span><text:span text:style-name="T6">0</text:span><text:span text:style-name="T5">);<text:line-break/>}<text:line-break/></text:span><text:span text:style-name="T8">if</text:span><text:span text:style-name="T5">((fp1=fopen(argv[</text:span><text:span text:style-name="T6">1</text:span><text:span text:style-name="T5">],</text:span><text:span text:style-name="T7">"rt"</text:span><text:span text:style-name="T5">))==NULL)<text:line-break/>{<text:line-break/>printf(</text:span><text:span text:style-name="T7">"Cannot open %s\n"</text:span><text:span text:style-name="T5">,argv[</text:span><text:span text:style-name="T6">1</text:span><text:span text:style-name="T5">]);<text:line-break/>getch();<text:line-break/>exit(</text:span><text:span text:style-name="T6">1</text:span><text:span text:style-name="T5">);<text:line-break/>}<text:line-break/></text:span><text:span text:style-name="T8">if</text:span><text:span text:style-name="T5">(argc==</text:span><text:span text:style-name="T6">2</text:span><text:span text:style-name="T5">) fp2=stdout;<text:line-break/></text:span><text:span text:style-name="T8">else</text:span><text:span text:style-name="T5"> </text:span><text:span text:style-name="T8">if</text:span><text:span text:style-name="T5">((fp2=fopen(argv[</text:span><text:span text:style-name="T6">2</text:span><text:span text:style-name="T5">],</text:span><text:span text:style-name="T7">"wt+"</text:span><text:span text:style-name="T5">))==NULL)<text:line-break/>{<text:line-break/>printf(</text:span><text:span text:style-name="T7">"Cannot open %s\n"</text:span><text:span text:style-name="T5">,argv[</text:span><text:span text:style-name="T6">1</text:span><text:span text:style-name="T5">]);<text:line-break/>getch();<text:line-break/></text:span><text:soft-page-break/><text:span text:style-name="T5">exit(</text:span><text:span text:style-name="T6">1</text:span><text:span text:style-name="T5">);<text:line-break/>}<text:line-break/></text:span><text:span text:style-name="T8">while</text:span><text:span text:style-name="T5">((ch=fgetc(fp1))!=EOF)<text:line-break/>fputc(ch,fp2);<text:line-break/>fclose(fp1);<text:line-break/>fclose(fp2);<text:line-break/>}<text:line-break/></text:span><text:span text:style-name="T4">　　本程序为带参的</text:span><text:span text:style-name="T5">main</text:span><text:span text:style-name="T4">函数。程序中定义了两个文件指针 </text:span><text:span text:style-name="T5">fp1 </text:span><text:span text:style-name="T4">和</text:span><text:span text:style-name="T5">fp2</text:span><text:span text:style-name="T4">，分别指向命令行参数中给出的文件。如命令行参数中没有给出文件名，则给出提示信息。程序第</text:span><text:span text:style-name="T5">18</text:span><text:span text:style-name="T4">行表示如果只给出一个文件名，则使</text:span><text:span text:style-name="T5">fp2</text:span><text:span text:style-name="T4">指向标准输出文件</text:span><text:span text:style-name="T5">(</text:span><text:span text:style-name="T4">即显示器</text:span><text:span text:style-name="T5">)</text:span><text:span text:style-name="T4">。程序第</text:span><text:span text:style-name="T5">25</text:span><text:span text:style-name="T4">行至</text:span><text:span text:style-name="T5">28</text:span><text:span text:style-name="T4">行用循环语句逐个读出文件</text:span><text:span text:style-name="T5">1</text:span><text:span text:style-name="T4">中的字符再送到文件</text:span><text:span text:style-name="T5">2</text:span><text:span text:style-name="T4">中。再次运行时，给出了一个文件名</text:span><text:span text:style-name="T5">(</text:span><text:span text:style-name="T4">由例</text:span><text:span text:style-name="T5">10.2</text:span><text:span text:style-name="T4">所建立的文件</text:span><text:span text:style-name="T5">)</text:span><text:span text:style-name="T4">， 故输出给标准输出文件</text:span><text:span text:style-name="T5">stdout</text:span><text:span text:style-name="T4">，即在显示器上显示文件内容。第三次运行，给出了二个文件名，因此把</text:span><text:span text:style-name="T5">string</text:span><text:span text:style-name="T4">中的内容读出，写入到</text:span><text:span text:style-name="T5">OK</text:span><text:span text:style-name="T4">之中。可用</text:span><text:span text:style-name="T5">DOS</text:span><text:span text:style-name="T4">命令</text:span><text:span text:style-name="T5">type</text:span><text:span text:style-name="T4">显示</text:span><text:span text:style-name="T5">OK</text:span><text:span text:style-name="T4">的内容：字符串读写函数ｆｇｅｔｓ和ｆｐｕｔｓ</text:span><text:span text:style-name="T5"><text:line-break/><text:line-break/></text:span><text:span text:style-name="T4">一、读字符串函数</text:span><text:span text:style-name="T5">fgets</text:span><text:span text:style-name="T4">函数的功能是从指定的文件中读一个字符串到字符数组中，函数调用的形式为： </text:span><text:span text:style-name="T5">fgets(</text:span><text:span text:style-name="T4">字符数组名，</text:span><text:span text:style-name="T5">n</text:span><text:span text:style-name="T4">，文件指针</text:span><text:span text:style-name="T5">)</text:span><text:span text:style-name="T4">；其中的</text:span><text:span text:style-name="T5">n</text:span><text:span text:style-name="T4">是一个正整数。表示从文件中读出的字符串不超过 </text:span><text:span text:style-name="T5">n-1</text:span><text:span text:style-name="T4">个字符。在读入的最后一个字符后加上串结束标志</text:span><text:span text:style-name="T7">'\0'</text:span><text:span text:style-name="T4">。例如：</text:span><text:span text:style-name="T5">fgets(str,n,fp);</text:span><text:span text:style-name="T4">的意义是从</text:span><text:span text:style-name="T5">fp</text:span><text:span text:style-name="T4">所指的文件中读出</text:span><text:span text:style-name="T5">n-1</text:span><text:span text:style-name="T4">个字符送入字符数组</text:span><text:span text:style-name="T5">str</text:span><text:span text:style-name="T4">中。</text:span><text:span text:style-name="T5"><text:line-break/>[</text:span><text:span text:style-name="T4">例</text:span><text:span text:style-name="T5">10.</text:span><text:span text:style-name="T6">4</text:span><text:span text:style-name="T5">]</text:span><text:span text:style-name="T4">从</text:span><text:span text:style-name="T5">e10_1.c</text:span><text:span text:style-name="T4">文件中读入一个含</text:span><text:span text:style-name="T5">10</text:span><text:span text:style-name="T4">个字符的字符串。</text:span><text:span text:style-name="T5"><text:line-break/>#include&lt;stdio.h&gt;<text:line-break/>main()<text:line-break/>{<text:line-break/>FILE *fp;<text:line-break/></text:span><text:span text:style-name="T8">char</text:span><text:span text:style-name="T5"> str[</text:span><text:span text:style-name="T6">11</text:span><text:span text:style-name="T5">];<text:line-break/></text:span><text:span text:style-name="T8">if</text:span><text:span text:style-name="T5">((fp=fopen(</text:span><text:span text:style-name="T7">"e10_1.c"</text:span><text:span text:style-name="T5">,</text:span><text:span text:style-name="T7">"rt"</text:span><text:span text:style-name="T5">))==NULL)<text:line-break/>{<text:line-break/>printf(</text:span><text:span text:style-name="T7">"Cannot open file strike any key exit!"</text:span><text:span text:style-name="T5">);<text:line-break/>getch();<text:line-break/>exit(</text:span><text:span text:style-name="T6">1</text:span><text:span text:style-name="T5">);<text:line-break/>}<text:line-break/>fgets(str,</text:span><text:span text:style-name="T6">11</text:span><text:span text:style-name="T5">,fp);<text:line-break/>printf(</text:span><text:span text:style-name="T7">"%s"</text:span><text:span text:style-name="T5">,str);<text:line-break/>fclose(fp);<text:line-break/>}<text:line-break/></text:span><text:span text:style-name="T4">　　本例定义了一个字符数组</text:span><text:span text:style-name="T5">str</text:span><text:span text:style-name="T4">共</text:span><text:span text:style-name="T5">11</text:span><text:span text:style-name="T4">个字节，在以读文本文件方式打开文件</text:span><text:span text:style-name="T5">e101.c</text:span><text:span text:style-name="T4">后，从中读出</text:span><text:span text:style-name="T5">10</text:span><text:span text:style-name="T4">个字符送入</text:span><text:span text:style-name="T5">str</text:span><text:span text:style-name="T4">数组，在数组最后一个单元内将加上</text:span><text:span text:style-name="T7">'\0'</text:span><text:span text:style-name="T4">，然后在屏幕上显示输出</text:span><text:span text:style-name="T5">str</text:span><text:span text:style-name="T4">数组。输出的十个字符正是例</text:span><text:span text:style-name="T5">10.1</text:span><text:span text:style-name="T4">程序的前十个字符。</text:span><text:span text:style-name="T5"><text:line-break/><text:line-break/></text:span><text:span text:style-name="T4">　　对</text:span><text:span text:style-name="T5">fgets</text:span><text:span text:style-name="T4">函数有两点说明：</text:span><text:span text:style-name="T5"><text:line-break/></text:span><text:span text:style-name="T6">1</text:span><text:span text:style-name="T5">. </text:span><text:span text:style-name="T4">在读出</text:span><text:span text:style-name="T5">n-1</text:span><text:span text:style-name="T4">个字符之前，如遇到了换行符或</text:span><text:span text:style-name="T5">EOF</text:span><text:span text:style-name="T4">，则读出结束。</text:span><text:span text:style-name="T5"><text:line-break/></text:span><text:span text:style-name="T6">2</text:span><text:span text:style-name="T5">. fgets</text:span><text:span text:style-name="T4">函数也有返回值，其返回值是字符数组的首地址。</text:span><text:span text:style-name="T5"><text:line-break/><text:line-break/></text:span><text:span text:style-name="T4">二、写字符串函数</text:span><text:span text:style-name="T5">fputs<text:line-break/><text:line-break/>fputs</text:span><text:span text:style-name="T4">函数的功能是向指定的文件写入一个字符串，其调用形式为： </text:span><text:span text:style-name="T5">fputs(</text:span><text:span text:style-name="T4">字符串，文件指针</text:span><text:span text:style-name="T5">) </text:span><text:span text:style-name="T4">其中字符串可以是字符串常量，也可以是字符数组名，或指针 变量，例如：</text:span><text:span text:style-name="T5"><text:line-break/>fputs(“abcd“</text:span><text:span text:style-name="T4">，</text:span><text:span text:style-name="T5">fp)</text:span><text:span text:style-name="T4">；</text:span><text:span text:style-name="T5"><text:line-break/></text:span><text:soft-page-break/><text:span text:style-name="T4">其意义是把字符串“</text:span><text:span text:style-name="T5">abcd”</text:span><text:span text:style-name="T4">写入</text:span><text:span text:style-name="T5">fp</text:span><text:span text:style-name="T4">所指的文件之中。</text:span><text:span text:style-name="T5">[</text:span><text:span text:style-name="T4">例</text:span><text:span text:style-name="T5">10.</text:span><text:span text:style-name="T6">5</text:span><text:span text:style-name="T5">]</text:span><text:span text:style-name="T4">在例</text:span><text:span text:style-name="T5">10.2</text:span><text:span text:style-name="T4">中建立的文件</text:span><text:span text:style-name="T5">string</text:span><text:span text:style-name="T4">中追加一个字符串。</text:span><text:span text:style-name="T5"><text:line-break/>#include&lt;stdio.h&gt;<text:line-break/>main()<text:line-break/>{<text:line-break/>FILE *fp;<text:line-break/></text:span><text:span text:style-name="T8">char</text:span><text:span text:style-name="T5"> ch,st[</text:span><text:span text:style-name="T6">20</text:span><text:span text:style-name="T5">];<text:line-break/></text:span><text:span text:style-name="T8">if</text:span><text:span text:style-name="T5">((fp=fopen(</text:span><text:span text:style-name="T7">"string"</text:span><text:span text:style-name="T5">,</text:span><text:span text:style-name="T7">"at+"</text:span><text:span text:style-name="T5">))==NULL)<text:line-break/>{<text:line-break/>printf(</text:span><text:span text:style-name="T7">"Cannot open file strike any key exit!"</text:span><text:span text:style-name="T5">);<text:line-break/>getch();<text:line-break/>exit(</text:span><text:span text:style-name="T6">1</text:span><text:span text:style-name="T5">);<text:line-break/>}<text:line-break/>printf(</text:span><text:span text:style-name="T7">"input a string:\n"</text:span><text:span text:style-name="T5">);<text:line-break/>scanf(</text:span><text:span text:style-name="T7">"%s"</text:span><text:span text:style-name="T5">,st);<text:line-break/>fputs(st,fp);<text:line-break/>rewind(fp);<text:line-break/>ch=fgetc(fp);<text:line-break/></text:span><text:span text:style-name="T8">while</text:span><text:span text:style-name="T5">(ch!=EOF)<text:line-break/>{<text:line-break/>putchar(ch);<text:line-break/>ch=fgetc(fp);<text:line-break/>}<text:line-break/>printf(</text:span><text:span text:style-name="T7">"\n"</text:span><text:span text:style-name="T5">);<text:line-break/>fclose(fp);<text:line-break/>}<text:line-break/></text:span><text:span text:style-name="T4">　　本例要求在</text:span><text:span text:style-name="T5">string</text:span><text:span text:style-name="T4">文件末加写字符串，因此，在程序第</text:span><text:span text:style-name="T5">6</text:span><text:span text:style-name="T4">行以追加读写文本文件的方式打开文件</text:span><text:span text:style-name="T5">string </text:span><text:span text:style-name="T4">。 然后输入字符串， 并用</text:span><text:span text:style-name="T5">fputs</text:span><text:span text:style-name="T4">函数把该串写入文件</text:span><text:span text:style-name="T5">string</text:span><text:span text:style-name="T4">。在程序</text:span><text:span text:style-name="T5">15</text:span><text:span text:style-name="T4">行用</text:span><text:span text:style-name="T5">rewind</text:span><text:span text:style-name="T4">函数把文件内部位置指针移到文件首。 再进入循环逐个显示当前文件中的全部内容。</text:span><text:span text:style-name="T5"><text:line-break/><text:line-break/></text:span><text:span text:style-name="T4">数据块读写函数ｆｒｅａｄ和ｆｗｒｉｔｅ</text:span><text:span text:style-name="T5"><text:line-break/><text:line-break/></text:span><text:span text:style-name="T4">　　Ｃ语言还提供了用于整块数据的读写函数。 可用来读写一组数据，如一个数组元素，一个结构变量的值等。读数据块函数调用的一般形式为： </text:span><text:span text:style-name="T5">fread(buffer,size,count,fp); </text:span><text:span text:style-name="T4">写数据块函数调用的一般形式为： </text:span><text:span text:style-name="T5">fwrite(buffer,size,count,fp); </text:span><text:span text:style-name="T4">其中</text:span><text:span text:style-name="T5">buffer</text:span><text:span text:style-name="T4">是一个指针，在</text:span><text:span text:style-name="T5">fread</text:span><text:span text:style-name="T4">函数中，它表示存放输入数据的首地址。在</text:span><text:span text:style-name="T5">fwrite</text:span><text:span text:style-name="T4">函数中，它表示存放输出数据的首地址。 </text:span><text:span text:style-name="T5">size </text:span><text:span text:style-name="T4">表示数据块的字节数。</text:span><text:span text:style-name="T5">count </text:span><text:span text:style-name="T4">表示要读写的数据块块数。</text:span><text:span text:style-name="T5">fp </text:span><text:span text:style-name="T4">表示文件指针。</text:span><text:span text:style-name="T5"><text:line-break/></text:span><text:span text:style-name="T4">例如：</text:span><text:span text:style-name="T5"><text:line-break/>fread(fa,</text:span><text:span text:style-name="T6">4</text:span><text:span text:style-name="T5">,</text:span><text:span text:style-name="T6">5</text:span><text:span text:style-name="T5">,fp); </text:span><text:span text:style-name="T4">其意义是从</text:span><text:span text:style-name="T5">fp</text:span><text:span text:style-name="T4">所指的文件中，每次读</text:span><text:span text:style-name="T5">4</text:span><text:span text:style-name="T4">个字节</text:span><text:span text:style-name="T5">(</text:span><text:span text:style-name="T4">一个实数</text:span><text:span text:style-name="T5">)</text:span><text:span text:style-name="T4">送入实数组</text:span><text:span text:style-name="T5">fa</text:span><text:span text:style-name="T4">中，连续读</text:span><text:span text:style-name="T5">5</text:span><text:span text:style-name="T4">次，即读</text:span><text:span text:style-name="T5">5</text:span><text:span text:style-name="T4">个实数到</text:span><text:span text:style-name="T5">fa</text:span><text:span text:style-name="T4">中。</text:span><text:span text:style-name="T5"><text:line-break/>[</text:span><text:span text:style-name="T4">例</text:span><text:span text:style-name="T5">10.</text:span><text:span text:style-name="T6">6</text:span><text:span text:style-name="T5">]</text:span><text:span text:style-name="T4">从键盘输入两个学生数据，写入一个文件中， 再读出这两个学生的数据显示在屏幕上。</text:span><text:span text:style-name="T5"><text:line-break/>#include&lt;stdio.h&gt;<text:line-break/></text:span><text:span text:style-name="T8">struct</text:span><text:span text:style-name="T5"> stu<text:line-break/>{<text:line-break/></text:span><text:span text:style-name="T8">char</text:span><text:span text:style-name="T5"> name[</text:span><text:span text:style-name="T6">10</text:span><text:span text:style-name="T5">];<text:line-break/></text:span><text:span text:style-name="T8">int</text:span><text:span text:style-name="T5"> num;<text:line-break/></text:span><text:span text:style-name="T8">int</text:span><text:span text:style-name="T5"> age;<text:line-break/></text:span><text:span text:style-name="T8">char</text:span><text:span text:style-name="T5"> addr[</text:span><text:span text:style-name="T6">15</text:span><text:span text:style-name="T5">];<text:line-break/>}boya[</text:span><text:span text:style-name="T6">2</text:span><text:span text:style-name="T5">],boyb[</text:span><text:span text:style-name="T6">2</text:span><text:span text:style-name="T5">],*pp,*qq;<text:line-break/></text:span><text:soft-page-break/><text:span text:style-name="T5">main()<text:line-break/>{<text:line-break/>FILE *fp;<text:line-break/></text:span><text:span text:style-name="T8">char</text:span><text:span text:style-name="T5"> ch;<text:line-break/></text:span><text:span text:style-name="T8">int</text:span><text:span text:style-name="T5"> i;<text:line-break/>pp=boya;<text:line-break/>qq=boyb;<text:line-break/></text:span><text:span text:style-name="T8">if</text:span><text:span text:style-name="T5">((fp=fopen(</text:span><text:span text:style-name="T7">"stu_list"</text:span><text:span text:style-name="T5">,</text:span><text:span text:style-name="T7">"wb+"</text:span><text:span text:style-name="T5">))==NULL)<text:line-break/>{<text:line-break/>printf(</text:span><text:span text:style-name="T7">"Cannot open file strike any key exit!"</text:span><text:span text:style-name="T5">);<text:line-break/>getch();<text:line-break/>exit(</text:span><text:span text:style-name="T6">1</text:span><text:span text:style-name="T5">);<text:line-break/>}<text:line-break/>printf(</text:span><text:span text:style-name="T7">"\ninput data\n"</text:span><text:span text:style-name="T5">);<text:line-break/></text:span><text:span text:style-name="T8">for</text:span><text:span text:style-name="T5">(i=</text:span><text:span text:style-name="T6">0</text:span><text:span text:style-name="T5">;i&lt;</text:span><text:span text:style-name="T6">2</text:span><text:span text:style-name="T5">;i++,pp++)<text:line-break/>scanf(</text:span><text:span text:style-name="T7">"%s%d%d%s"</text:span><text:span text:style-name="T5">,pp-&gt;name,&amp;pp-&gt;num,&amp;pp-&gt;age,pp-&gt;addr);<text:line-break/>pp=boya;<text:line-break/>fwrite(pp,</text:span><text:span text:style-name="T8">sizeof</text:span><text:span text:style-name="T5">(</text:span><text:span text:style-name="T8">struct</text:span><text:span text:style-name="T5"> stu),</text:span><text:span text:style-name="T6">2</text:span><text:span text:style-name="T5">,fp);<text:line-break/>rewind(fp);<text:line-break/>fread(qq,</text:span><text:span text:style-name="T8">sizeof</text:span><text:span text:style-name="T5">(</text:span><text:span text:style-name="T8">struct</text:span><text:span text:style-name="T5"> stu),</text:span><text:span text:style-name="T6">2</text:span><text:span text:style-name="T5">,fp);<text:line-break/>printf(</text:span><text:span text:style-name="T7">"\n\nname\tnumber age addr\n"</text:span><text:span text:style-name="T5">);<text:line-break/></text:span><text:span text:style-name="T8">for</text:span><text:span text:style-name="T5">(i=</text:span><text:span text:style-name="T6">0</text:span><text:span text:style-name="T5">;i&lt;</text:span><text:span text:style-name="T6">2</text:span><text:span text:style-name="T5">;i++,qq++)<text:line-break/>printf(</text:span><text:span text:style-name="T7">"%s\t%5d%7d%s\n"</text:span><text:span text:style-name="T5">,qq-&gt;name,qq-&gt;num,qq-&gt;age,qq-&gt;addr);<text:line-break/>fclose(fp);<text:line-break/>}<text:line-break/></text:span><text:span text:style-name="T4">　　本例程序定义了一个结构</text:span><text:span text:style-name="T5">stu,</text:span><text:span text:style-name="T4">说明了两个结构数组</text:span><text:span text:style-name="T5">boya</text:span><text:span text:style-name="T4">和 </text:span><text:span text:style-name="T5">boyb</text:span><text:span text:style-name="T4">以及两个结构指针变量</text:span><text:span text:style-name="T5">pp</text:span><text:span text:style-name="T4">和</text:span><text:span text:style-name="T5">qq</text:span><text:span text:style-name="T4">。</text:span><text:span text:style-name="T5">pp</text:span><text:span text:style-name="T4">指向</text:span><text:span text:style-name="T5">boya,qq</text:span><text:span text:style-name="T4">指向</text:span><text:span text:style-name="T5">boyb</text:span><text:span text:style-name="T4">。程序第</text:span><text:span text:style-name="T5">16</text:span><text:span text:style-name="T4">行以读写方式打开二进制文件“</text:span><text:span text:style-name="T5">stu_list”</text:span><text:span text:style-name="T4">，输入二个学生数据之后，写入该文件中， 然后把文件内部位置指针移到文件首，读出两块学生数据后，在屏幕上显示。</text:span><text:span text:style-name="T5"><text:line-break/><text:line-break/></text:span><text:span text:style-name="T4">格式化读写函数ｆｓｃａｎｆ和ｆｐｒｉｎｔｆ</text:span><text:span text:style-name="T5"><text:line-break/><text:line-break/>fscanf</text:span><text:span text:style-name="T4">函数，</text:span><text:span text:style-name="T5">fprintf</text:span><text:span text:style-name="T4">函数与前面使用的</text:span><text:span text:style-name="T5">scanf</text:span><text:span text:style-name="T4">和</text:span><text:span text:style-name="T5">printf </text:span><text:span text:style-name="T4">函数的功能相似，都是格式化读写函数。 两者的区别在于 </text:span><text:span text:style-name="T5">fscanf </text:span><text:span text:style-name="T4">函数和</text:span><text:span text:style-name="T5">fprintf</text:span><text:span text:style-name="T4">函数的读写对象不是键盘和显示器，而是磁盘文件。这两个函数的调用格式为： </text:span><text:span text:style-name="T5">fscanf(</text:span><text:span text:style-name="T4">文件指针，格式字符串，输入表列</text:span><text:span text:style-name="T5">)</text:span><text:span text:style-name="T4">； </text:span><text:span text:style-name="T5">fprintf(</text:span><text:span text:style-name="T4">文件指针，格式字符串，输出表列</text:span><text:span text:style-name="T5">)</text:span><text:span text:style-name="T4">； 例如：</text:span><text:span text:style-name="T5"><text:line-break/>fscanf(fp,</text:span><text:span text:style-name="T7">"%d%s"</text:span><text:span text:style-name="T5">,&amp;i,s);<text:line-break/>fprintf(fp,</text:span><text:span text:style-name="T7">"%d%c"</text:span><text:span text:style-name="T5">,j,ch); <text:line-break/></text:span><text:span text:style-name="T4">用</text:span><text:span text:style-name="T5">fscanf</text:span><text:span text:style-name="T4">和</text:span><text:span text:style-name="T5">fprintf</text:span><text:span text:style-name="T4">函数也可以完成例</text:span><text:span text:style-name="T5">10.6</text:span><text:span text:style-name="T4">的问题。修改后的程序如例</text:span><text:span text:style-name="T5">10.7</text:span><text:span text:style-name="T4">所示。</text:span><text:span text:style-name="T5"><text:line-break/>[</text:span><text:span text:style-name="T4">例</text:span><text:span text:style-name="T5">10.</text:span><text:span text:style-name="T6">7</text:span><text:span text:style-name="T5">]<text:line-break/>#include&lt;stdio.h&gt;<text:line-break/></text:span><text:span text:style-name="T8">struct</text:span><text:span text:style-name="T5"> stu<text:line-break/>{<text:line-break/></text:span><text:span text:style-name="T8">char</text:span><text:span text:style-name="T5"> name[</text:span><text:span text:style-name="T6">10</text:span><text:span text:style-name="T5">];<text:line-break/></text:span><text:span text:style-name="T8">int</text:span><text:span text:style-name="T5"> num;<text:line-break/></text:span><text:span text:style-name="T8">int</text:span><text:span text:style-name="T5"> age;<text:line-break/></text:span><text:span text:style-name="T8">char</text:span><text:span text:style-name="T5"> addr[</text:span><text:span text:style-name="T6">15</text:span><text:span text:style-name="T5">];<text:line-break/>}boya[</text:span><text:span text:style-name="T6">2</text:span><text:span text:style-name="T5">],boyb[</text:span><text:span text:style-name="T6">2</text:span><text:span text:style-name="T5">],*pp,*qq;<text:line-break/>main()<text:line-break/></text:span><text:soft-page-break/><text:span text:style-name="T5">{<text:line-break/>FILE *fp;<text:line-break/></text:span><text:span text:style-name="T8">char</text:span><text:span text:style-name="T5"> ch;<text:line-break/></text:span><text:span text:style-name="T8">int</text:span><text:span text:style-name="T5"> i;<text:line-break/>pp=boya;<text:line-break/>qq=boyb;<text:line-break/></text:span><text:span text:style-name="T8">if</text:span><text:span text:style-name="T5">((fp=fopen(</text:span><text:span text:style-name="T7">"stu_list"</text:span><text:span text:style-name="T5">,</text:span><text:span text:style-name="T7">"wb+"</text:span><text:span text:style-name="T5">))==NULL)<text:line-break/>{<text:line-break/>printf(</text:span><text:span text:style-name="T7">"Cannot open file strike any key exit!"</text:span><text:span text:style-name="T5">);<text:line-break/>getch();<text:line-break/>exit(</text:span><text:span text:style-name="T6">1</text:span><text:span text:style-name="T5">);<text:line-break/>}<text:line-break/>printf(</text:span><text:span text:style-name="T7">"\ninput data\n"</text:span><text:span text:style-name="T5">);<text:line-break/></text:span><text:span text:style-name="T8">for</text:span><text:span text:style-name="T5">(i=</text:span><text:span text:style-name="T6">0</text:span><text:span text:style-name="T5">;i&lt;</text:span><text:span text:style-name="T6">2</text:span><text:span text:style-name="T5">;i++,pp++)<text:line-break/>scanf(</text:span><text:span text:style-name="T7">"%s%d%d%s"</text:span><text:span text:style-name="T5">,pp-&gt;name,&amp;pp-&gt;num,&amp;pp-&gt;age,pp-&gt;addr);<text:line-break/>pp=boya;<text:line-break/></text:span><text:span text:style-name="T8">for</text:span><text:span text:style-name="T5">(i=</text:span><text:span text:style-name="T6">0</text:span><text:span text:style-name="T5">;i&lt;</text:span><text:span text:style-name="T6">2</text:span><text:span text:style-name="T5">;i++,pp++)<text:line-break/>fprintf(fp,</text:span><text:span text:style-name="T7">"%s %d %d %s\n"</text:span><text:span text:style-name="T5">,pp-&gt;name,pp-&gt;num,pp-&gt;age,pp-&gt;<text:line-break/>addr);<text:line-break/>rewind(fp);<text:line-break/></text:span><text:span text:style-name="T8">for</text:span><text:span text:style-name="T5">(i=</text:span><text:span text:style-name="T6">0</text:span><text:span text:style-name="T5">;i&lt;</text:span><text:span text:style-name="T6">2</text:span><text:span text:style-name="T5">;i++,qq++)<text:line-break/>fscanf(fp,</text:span><text:span text:style-name="T7">"%s %d %d %s\n"</text:span><text:span text:style-name="T5">,qq-&gt;name,&amp;qq-&gt;num,&amp;qq-&gt;age,qq-&gt;addr);<text:line-break/>printf(</text:span><text:span text:style-name="T7">"\n\nname\tnumber age addr\n"</text:span><text:span text:style-name="T5">);<text:line-break/>qq=boyb;<text:line-break/></text:span><text:span text:style-name="T8">for</text:span><text:span text:style-name="T5">(i=</text:span><text:span text:style-name="T6">0</text:span><text:span text:style-name="T5">;i&lt;</text:span><text:span text:style-name="T6">2</text:span><text:span text:style-name="T5">;i++,qq++)<text:line-break/>printf(</text:span><text:span text:style-name="T7">"%s\t%5d %7d %s\n"</text:span><text:span text:style-name="T5">,qq-&gt;name,qq-&gt;num, qq-&gt;age,<text:line-break/>qq-&gt;addr);<text:line-break/>fclose(fp);<text:line-break/>}<text:line-break/></text:span><text:span text:style-name="T4">　　与例</text:span><text:span text:style-name="T5">10.6</text:span><text:span text:style-name="T4">相比，本程序中</text:span><text:span text:style-name="T5">fscanf</text:span><text:span text:style-name="T4">和</text:span><text:span text:style-name="T5">fprintf</text:span><text:span text:style-name="T4">函数每次只能读写一个结构数组元素，因此采用了循环语句来读写全部数组元素。还要注意指针变量</text:span><text:span text:style-name="T5">pp,qq</text:span><text:span text:style-name="T4">由于循环改变了它们的值，因此在程序的</text:span><text:span text:style-name="T5">25</text:span><text:span text:style-name="T4">和</text:span><text:span text:style-name="T5">32</text:span><text:span text:style-name="T4">行分别对它们重新赋予了数组的首地址。</text:span></text:p>
      </text:section>
      <text:p text:style-name="P1"><draw:frame draw:style-name="fr1" draw:name="框1" text:anchor-type="paragraph" svg:width="24.686cm" draw:z-index="0"><draw:text-box fo:min-height="0.041cm"><text:h text:style-name="P4" text:outline-level="1"><text:bookmark text:name="cb_post_title_url"/><text:a xlink:type="simple" xlink:href="http://www.cnblogs.com/duzouzhe/archive/2009/10/24/1589348.html"><text:span text:style-name="T1">c</text:span></text:a><text:a xlink:type="simple" xlink:href="http://www.cnblogs.com/duzouzhe/archive/2009/10/24/1589348.html"><text:span text:style-name="T2">文件操作 </text:span></text:a><text:a xlink:type="simple" xlink:href="http://www.cnblogs.com/duzouzhe/archive/2009/10/24/1589348.html"><text:span text:style-name="T1">(</text:span></text:a><text:a xlink:type="simple" xlink:href="http://www.cnblogs.com/duzouzhe/archive/2009/10/24/1589348.html"><text:span text:style-name="T2">转</text:span></text:a><text:a xlink:type="simple" xlink:href="http://www.cnblogs.com/duzouzhe/archive/2009/10/24/1589348.html"><text:span text:style-name="T1">)</text:span></text:a></text:h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Lohit Hindi1" svg:font-family="'Lohit Hindi'"/>
    <style:font-face style:name="verdana" svg:font-family="verdana, 'ms song', Arial, Helvetica, 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DejaVu Serif" fo:font-size="24pt" fo:font-weight="bold" style:font-name-asian="DejaVu Sans1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2-05-04T09:27:59</meta:creation-date>
    <dc:date>2012-05-04T09:28:38</dc:date>
    <dc:creator>Administrator </dc:creator>
    <meta:editing-duration>PT18S</meta:editing-duration>
    <meta:editing-cycles>2</meta:editing-cycles>
    <meta:generator>LibreOffice/3.5$Linux_x86 LibreOffice_project/350m1$Build-202</meta:generator>
    <meta:document-statistic meta:table-count="0" meta:image-count="1" meta:object-count="0" meta:page-count="9" meta:paragraph-count="4" meta:word-count="1941" meta:character-count="9692" meta:non-whitespace-character-count="9681"/>
  </office:meta>
</office:document-meta>
</file>